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ff1b" officeooo:paragraph-rsid="001fff1b"/>
    </style:style>
    <style:style style:name="P2" style:family="paragraph" style:parent-style-name="Standard">
      <style:paragraph-properties fo:text-align="center" style:justify-single-word="false"/>
      <style:text-properties officeooo:rsid="001fff1b" officeooo:paragraph-rsid="001fff1b"/>
    </style:style>
    <style:style style:name="P3" style:family="paragraph" style:parent-style-name="Standard">
      <style:text-properties fo:font-style="italic" officeooo:rsid="001fff1b" officeooo:paragraph-rsid="001fff1b" style:font-style-asian="italic" style:font-style-complex="italic"/>
    </style:style>
    <style:style style:name="P4" style:family="paragraph" style:parent-style-name="Standard">
      <style:text-properties officeooo:rsid="0021400c" officeooo:paragraph-rsid="0021400c"/>
    </style:style>
    <style:style style:name="P5" style:family="paragraph" style:parent-style-name="Standard">
      <style:text-properties officeooo:rsid="001fff1b" officeooo:paragraph-rsid="0023ef44"/>
    </style:style>
    <style:style style:name="P6" style:family="paragraph" style:parent-style-name="Standard">
      <style:text-properties officeooo:rsid="0023ef44" officeooo:paragraph-rsid="0023ef44"/>
    </style:style>
    <style:style style:name="P7" style:family="paragraph" style:parent-style-name="Standard">
      <style:text-properties officeooo:rsid="0023ef44" officeooo:paragraph-rsid="00245e65"/>
    </style:style>
    <style:style style:name="P8" style:family="paragraph" style:parent-style-name="Standard">
      <style:text-properties officeooo:rsid="0021400c" officeooo:paragraph-rsid="0021400c"/>
    </style:style>
    <style:style style:name="P9" style:family="paragraph" style:parent-style-name="Standard">
      <style:text-properties officeooo:rsid="00245e65" officeooo:paragraph-rsid="00245e65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3ef44"/>
    </style:style>
    <style:style style:name="T3" style:family="text">
      <style:text-properties style:text-position="sub 58%" officeooo:rsid="00245e6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1400c"/>
    </style:style>
    <style:style style:name="T8" style:family="text">
      <style:text-properties style:text-position="0% 100%" officeooo:rsid="0023ef44"/>
    </style:style>
    <style:style style:name="T9" style:family="text">
      <style:text-properties officeooo:rsid="00222353"/>
    </style:style>
    <style:style style:name="T10" style:family="text">
      <style:text-properties officeooo:rsid="0023ef4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45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plicit Activation</text:p>
      <text:p text:style-name="P2">by Sven Nilsen, 2021</text:p>
      <text:p text:style-name="P1"/>
      <text:p text:style-name="P3">In this paper I present an implicit activation theorem in <text:span text:style-name="T9">found in P</text:span>ath <text:span text:style-name="T9">S</text:span>emantical <text:span text:style-name="T9">L</text:span>ogic.</text:p>
      <text:p text:style-name="P1"/>
      <text:p text:style-name="P1">The Implicit Activation Theorem is a proof in Path Semantical Logic<text:span text:style-name="T5"><text:reference-ref text:reference-format="text" text:ref-name="path semantical logic">[1]</text:reference-ref></text:span>:</text:p>
      <text:p text:style-name="P1"/>
      <text:p text:style-name="P1"><text:tab/>(c<text:span text:style-name="T1">0</text:span>, a<text:span text:style-name="T1">0</text:span>, b<text:span text:style-name="T1">0</text:span>) (c<text:span text:style-name="T1">1</text:span>, a<text:span text:style-name="T1">1</text:span>, b<text:span text:style-name="T1">1</text:span>):</text:p>
      <text:p text:style-name="P1"><text:tab/>c<text:span text:style-name="T1">1</text:span>=&gt;(a<text:span text:style-name="T1">1</text:span>=b<text:span text:style-name="T1">1</text:span>), c<text:span text:style-name="T1">0</text:span>=c<text:span text:style-name="T1">1</text:span><text:span text:style-name="T6">, </text:span>a<text:span text:style-name="T1">0</text:span>=a<text:span text:style-name="T1">1</text:span><text:span text:style-name="T6">, </text:span>b<text:span text:style-name="T1">0</text:span>=b<text:span text:style-name="T1">1</text:span><text:span text:style-name="T6"> <text:s/></text:span><text:span text:style-name="T7">=&gt; <text:s/></text:span>a<text:span text:style-name="T1">1</text:span>=b<text:span text:style-name="T1">1</text:span></text:p>
      <text:p text:style-name="P1"/>
      <text:p text:style-name="P1">Here, the tuple `(c<text:span text:style-name="T1">0</text:span>, a<text:span text:style-name="T1">0</text:span>, b<text:span text:style-name="T1">0</text:span>)` has level 0 and the tuple `(c<text:span text:style-name="T1">1</text:span>, a<text:span text:style-name="T1">1</text:span>, b<text:span text:style-name="T1">1</text:span>)` has level 1.</text:p>
      <text:p text:style-name="P1">Notice that these levels follow the new standard order<text:span text:style-name="T5"><text:reference-ref text:reference-format="text" text:ref-name="new standard order for levels">[2]</text:reference-ref></text:span>.</text:p>
      <text:p text:style-name="P1"/>
      <text:p text:style-name="P1">With other words, an implicit equality in level 1 is activated when cloning the state in level 0.</text:p>
      <text:p text:style-name="P6"/>
      <text:p text:style-name="P6">To prevent implicit activation, one must use two propositions, e.g. `c<text:span text:style-name="T1">1</text:span>` and `d<text:span text:style-name="T1">1</text:span>` with a binary relation `f` that <text:span text:style-name="T11">does not</text:span> transport concretely<text:span text:style-name="T5"><text:reference-ref text:reference-format="text" text:ref-name="concrete and abstract transport">[3]</text:reference-ref></text:span> (`and, fst, snd, or, eq, rimply, imply, true<text:span text:style-name="T1">2</text:span>`):</text:p>
      <text:p text:style-name="P6"/>
      <text:p text:style-name="P5"><text:tab/>(c<text:span text:style-name="T1">0</text:span>, <text:span text:style-name="T10">d</text:span><text:span text:style-name="T2">0</text:span><text:span text:style-name="T10">, </text:span>a<text:span text:style-name="T1">0</text:span>, b<text:span text:style-name="T1">0</text:span>) (c<text:span text:style-name="T1">1</text:span>, <text:span text:style-name="T10">d</text:span><text:span text:style-name="T2">1</text:span><text:span text:style-name="T10">, </text:span>a<text:span text:style-name="T1">1</text:span>, b<text:span text:style-name="T1">1</text:span>):</text:p>
      <text:p text:style-name="P5"><text:tab/><text:span text:style-name="T10">f(</text:span>c<text:span text:style-name="T1">1</text:span><text:span text:style-name="T6">, </text:span><text:span text:style-name="T8">d</text:span><text:span text:style-name="T2">1</text:span><text:span text:style-name="T8">)</text:span>=&gt;(a<text:span text:style-name="T1">1</text:span>=b<text:span text:style-name="T1">1</text:span>), c<text:span text:style-name="T1">0</text:span>=c<text:span text:style-name="T1">1</text:span><text:span text:style-name="T6">, </text:span>a<text:span text:style-name="T1">0</text:span>=a<text:span text:style-name="T1">1</text:span><text:span text:style-name="T6">, </text:span>b<text:span text:style-name="T1">0</text:span>=b<text:span text:style-name="T1">1</text:span><text:span text:style-name="T6"> <text:s/></text:span><text:span text:style-name="T7">=&gt; <text:s/></text:span>a<text:span text:style-name="T1">1</text:span>=b<text:span text:style-name="T1">1</text:span></text:p>
      <text:p text:style-name="P5"/>
      <text:p text:style-name="P6">For example, `f &lt;=&gt; xor` can be used since it does not transport concretely.</text:p>
      <text:p text:style-name="P6"/>
      <text:p text:style-name="P7"><text:span text:style-name="T12">Notice that t</text:span>he special `false<text:span text:style-name="T1">2</text:span>` binary relation is not considered transporting concretely.</text:p>
      <text:p text:style-name="P9">However, here it prevents implicit activation, unlike for concrete transport where it can prove anything.</text:p>
      <text:h text:style-name="P10" text:outline-level="3">References:</text:h>
      <text:p text:style-name="P1"/>
      <text:p text:style-name="P1"><text:reference-mark-start text:name="path semantical logic"/>[1]<text:reference-mark-end text:name="path semantical logic"/><text:tab/>“Path Semantical Logic”</text:p>
      <text:p text:style-name="P1"><text:tab/>AdvancedResearch – Reading sequence on Path Semantical Logic</text:p>
      <text:p text:style-name="P1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1"/>
      <text:p text:style-name="P4"><text:reference-mark-start text:name="new standard order for levels"/>[2]<text:reference-mark-end text:name="new standard order for levels"/><text:tab/>“New Standard Order for Levels”</text:p>
      <text:p text:style-name="P4"><text:tab/>Sven Nilsen, 2021</text:p>
      <text:p text:style-name="P4"><text:tab/><text:a xlink:type="simple" xlink:href="https://github.com/advancedresearch/path_semantics/blob/master/papers-wip2/new-standard-order-for-levels.pdf" text:style-name="Internet_20_link" text:visited-style-name="Visited_20_Internet_20_Link"><text:span text:style-name="T4">https://github.com/advancedresearch/path_semantics/blob/master/papers-wip2/new-standard-order-for-levels.pdf</text:span></text:a></text:p>
      <text:p text:style-name="P4"/>
      <text:p text:style-name="P6"><text:reference-mark-start text:name="concrete and abstract transport"/>[3]<text:reference-mark-end text:name="concrete and abstract transport"/><text:tab/>“Concrete and Abstract Transport”</text:p>
      <text:p text:style-name="P6"><text:tab/>Sven Nilsen, 2020</text:p>
      <text:p text:style-name="P6"><text:tab/><text:a xlink:type="simple" xlink:href="https://github.com/advancedresearch/path_semantics/blob/master/papers-wip/concrete-and-abstract-transport.pdf" text:style-name="Internet_20_link" text:visited-style-name="Visited_20_Internet_20_Link"><text:span text:style-name="T4">https://github.com/advancedresearch/path_semantics/blob/master/papers-wip/concrete-and-abstract-transport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3:00:35.059936000</meta:creation-date>
    <dc:date>2021-06-11T13:51:16.293869000</dc:date>
    <meta:editing-duration>PT10M1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5" meta:word-count="208" meta:character-count="1586" meta:non-whitespace-character-count="1388"/>
  </office:meta>
</office:document-meta>
</file>